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77a0" officeooo:paragraph-rsid="000077a0"/>
    </style:style>
    <style:style style:name="P2" style:family="paragraph" style:parent-style-name="Standard">
      <style:text-properties officeooo:rsid="0001d131" officeooo:paragraph-rsid="0001d131"/>
    </style:style>
    <style:style style:name="P3" style:family="paragraph" style:parent-style-name="Standard">
      <style:text-properties officeooo:rsid="0006b856" officeooo:paragraph-rsid="0006b856"/>
    </style:style>
    <style:style style:name="P4" style:family="paragraph" style:parent-style-name="Standard">
      <style:text-properties officeooo:rsid="000077a0" officeooo:paragraph-rsid="000077a0"/>
    </style:style>
    <style:style style:name="P5" style:family="paragraph" style:parent-style-name="Standard">
      <style:text-properties officeooo:rsid="000945e2" officeooo:paragraph-rsid="000945e2"/>
    </style:style>
    <style:style style:name="T1" style:family="text">
      <style:text-properties officeooo:rsid="00023b16"/>
    </style:style>
    <style:style style:name="T2" style:family="text">
      <style:text-properties officeooo:rsid="0006b856"/>
    </style:style>
    <style:style style:name="T3" style:family="text">
      <style:text-properties officeooo:rsid="0008511b"/>
    </style:style>
    <style:style style:name="T4" style:family="text">
      <style:text-properties officeooo:rsid="000880aa"/>
    </style:style>
    <style:style style:name="T5" style:family="text">
      <style:text-properties officeooo:rsid="0009ee3e"/>
    </style:style>
    <style:style style:name="T6" style:family="text">
      <style:text-properties officeooo:rsid="000ae6be"/>
    </style:style>
    <style:style style:name="T7" style:family="text">
      <style:text-properties officeooo:rsid="000c82f8"/>
    </style:style>
    <style:style style:name="T8" style:family="text">
      <style:text-properties officeooo:rsid="000d8e74"/>
    </style:style>
    <style:style style:name="T9" style:family="text">
      <style:text-properties officeooo:rsid="000ebb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ussells summary</text:p>
      <text:p text:style-name="P1">Paragraphs</text:p>
      <text:p text:style-name="P2"/>
      <text:p text:style-name="P2">Part one: Russel finds that the uncertainty about basic questions of life can be liberating and enriching. Others have found <text:s/>this same uncertainty to be profoundly disturbing and even dangerous. Which do you tend to be and why.</text:p>
      <text:p text:style-name="P2"/>
      <text:p text:style-name="P2">Part two: Name at least four people (2 living and 2 deceased) whom you consider to be wise. Why did you pick them?</text:p>
      <text:p text:style-name="P1"/>
      <text:p text:style-name="P1"/>
      <text:p text:style-name="P1">1. <text:span text:style-name="T1">scientific minds tend to examine and accept the study of philosophy to be one that considers questions concerning which knowledge is impossible.</text:span></text:p>
      <text:p text:style-name="P1"/>
      <text:p text:style-name="P1">2.<text:span text:style-name="T3">The value of studying the physical sciences is of very much and its benefits are clearly visible through inventions and its benefits effect people who are wholly ignorant of it. The study of philosophy's value effects those not of students of philosophy indirectly through the <text:s/>students whom have studied it.</text:span></text:p>
      <text:p text:style-name="P1"/>
      <text:p text:style-name="P1">3. <text:span text:style-name="T4">practical men, know that the body needs food, but is oblivious to the needs of the mind in the same matter “food”. Even if all the disease and all the poverty in the world is reduced to a very small amount we would still need to do a lot to produce a valuable society. The value of philosophy can only be found in this matter. </text:span></text:p>
      <text:p text:style-name="P1"/>
      <text:p text:style-name="P1">4.<text:span text:style-name="T4">Philoshopy like many sciences aims at primarily at knowledge the kind of knowledge which gives unity and system to the body of the sciences, which results in critical thinking. The study of Philoshopy </text:span></text:p>
      <text:p text:style-name="P5">does not really provide any answers like all other sciences. Once definite answers have been achieved this stops being called the study of philosophy and starts being categorized as another science.</text:p>
      <text:p text:style-name="P5">Those questions that have definite answers have already been distributed to individual sciences. </text:p>
      <text:p text:style-name="P5">And those questions of which no definite answer can be given remain as philosophy.</text:p>
      <text:p text:style-name="P1"/>
      <text:p text:style-name="P1">5.<text:span text:style-name="T5">Philosophy asks questions in various parts of the life, and an enormous amount of interest is taken int o the questions about the spiritual life. Through all the questioning with hope to arriving at an answer there is never a definite answer, and by never coming to any certain knowledge of anything, philosophy continually seeks the openness of seeking interest in the universe. Thus asserting that of any knowledge is purely confining us to those beliefs. </text:span></text:p>
      <text:p text:style-name="P1"/>
      <text:p text:style-name="P1">6.<text:span text:style-name="T6">Basically the philosophy of religion cannot exist because religion is and there beliefs have definite answers and conclutions determined reasons for those beliefs, thus since philosophy with definite answers cannot be philosophy. Thus people whom study philoshopical proofs cannot be found in religious beliefs. And people whom study Philosophy cannot depend upon ascertainable knowledge.</text:span></text:p>
      <text:p text:style-name="P1"/>
      <text:p text:style-name="P1"/>
      <text:p text:style-name="P1">7. <text:span text:style-name="T7">The value of philosophy infact <text:s/>is in its uncertainty, a man who has not taken the philosopical journey has been imprisoned through out life by common sense, habitual beliefs. Its allows us to consider the greater possibilities, of life. </text:span></text:p>
      <text:p text:style-name="P1"/>
      <text:p text:style-name="P1"><text:soft-page-break/>8.<text:span text:style-name="T8">Aside from philosophies value of unlimited possibilities the other values such that our inner personal instinctive wishes and desires limit us to our full potential purely because of the such dogmatic and narrow way of thinking. </text:span></text:p>
      <text:p text:style-name="P1"/>
      <text:p text:style-name="P1">9. <text:span text:style-name="T8">The natural way of letting the self adapt to the sought knowledge is the best in that it doesn’t force the self to be forced to the knowledge. But rather uncovered. </text:span></text:p>
      <text:p text:style-name="P1"/>
      <text:p text:style-name="P1">10.</text:p>
      <text:p text:style-name="P1"/>
      <text:p text:style-name="P1">11. <text:span text:style-name="T9">A persons organs and senses distort as much as they reveal.</text:span></text:p>
      <text:p text:style-name="P1"/>
      <text:p text:style-name="P2">12.<text:span text:style-name="T9">A mans true freedom comes from philosophical contemplation and his liberation from the thaldom of narrow hopes and fears.</text:span></text:p>
      <text:p text:style-name="P2"/>
      <text:p text:style-name="P2">13. <text:span text:style-name="T2">Overall the philosophy should be studied not for the sake of seeking answers to in questions but</text:span></text:p>
      <text:p text:style-name="P3">rather the questions themselves as these questions enlarge our conception of what is possible, and diminish the dogmatic ways and allows us to connect to the universal m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610506" style:writing-mode="lr-tb" style:layout-grid-color="#c0c0c0" style:layout-grid-lines="20" style:layout-grid-base-height="0.278in" style:layout-grid-ruby-height="0.139in" style:layout-grid-mode="none" style:layout-grid-ruby-below="false" style:layout-grid-print="false" style:layout-grid-display="false" draw:fill="solid" draw:fill-color="#610506"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13:08:27.252697061</meta:creation-date>
    <dc:date>2018-10-20T22:42:18.120543694</dc:date>
    <meta:editing-duration>PT5H12M57S</meta:editing-duration>
    <meta:editing-cycles>4</meta:editing-cycles>
    <meta:generator>LibreOffice/6.0.6.2$Linux_X86_64 LibreOffice_project/00m0$Build-2</meta:generator>
    <meta:document-statistic meta:table-count="0" meta:image-count="0" meta:object-count="0" meta:page-count="2" meta:paragraph-count="21" meta:word-count="610" meta:character-count="3687" meta:non-whitespace-character-count="3088"/>
  </office:meta>
</office:document-meta>
</file>